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LLEGAS DIAZ, DIANA ELEA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LLEGAS DIAZ, DIANA ELEA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LEGAS DIAZ, DIANA ELE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FUENTES ALVAREZ, CHRISTIAN JESU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46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32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